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font-weight-asian="bold"/>
    </style:style>
    <style:style style:name="P2" style:family="paragraph" style:parent-style-name="Standard">
      <style:text-properties fo:font-variant="normal" fo:text-transform="none" fo:color="#5aa9d6" style:font-name="Helvetica" fo:font-size="11.25pt" fo:letter-spacing="normal" fo:language="en" fo:country="GB" fo:font-style="normal" fo:font-weight="normal" style:font-weight-asian="bold"/>
    </style:style>
    <style:style style:name="P3" style:family="paragraph" style:parent-style-name="Standard">
      <style:text-properties fo:font-variant="normal" fo:text-transform="none" fo:color="#3333ff" style:font-name="Helvetica" fo:font-size="14pt" fo:letter-spacing="normal" fo:language="en" fo:country="GB" fo:font-style="normal"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Helvetica" fo:font-size="12pt" fo:letter-spacing="normal" fo:language="en" fo:country="GB" fo:font-style="normal" fo:font-weight="bold" style:font-size-asian="12pt" style:font-weight-asian="bold" style:font-size-complex="12pt" style:font-weight-complex="bold"/>
    </style:style>
    <style:style style:name="P5" style:family="paragraph" style:parent-style-name="Standard">
      <style:text-properties fo:color="#6666ff" style:font-name="Helvetica" fo:language="en" fo:country="GB" fo:font-weight="bold" style:font-weight-asian="bold" style:font-weight-complex="bold"/>
    </style:style>
    <style:style style:name="P6" style:family="paragraph" style:parent-style-name="Standard">
      <style:text-properties style:font-name="Helvetica" fo:language="en" fo:country="GB" fo:font-weight="bold" style:font-weight-asian="bold"/>
    </style:style>
    <style:style style:name="P7" style:family="paragraph" style:parent-style-name="Standard">
      <style:text-properties style:font-name="Helvetica" fo:language="en" fo:country="GB" fo:font-weight="normal" style:font-weight-asian="normal" style:font-weight-complex="normal"/>
    </style:style>
    <style:style style:name="P8" style:family="paragraph" style:parent-style-name="Standard">
      <style:text-properties fo:color="#3333ff" style:font-name="Helvetica" fo:font-size="14pt" fo:language="en" fo:country="GB" fo:font-weight="bold" style:font-size-asian="14pt" style:font-weight-asian="bold" style:font-size-complex="14pt"/>
    </style:style>
    <style:style style:name="P9" style:family="paragraph" style:parent-style-name="Standard">
      <style:text-properties fo:color="#3333ff" style:font-name="Helvetica" fo:font-size="13pt" fo:language="en" fo:country="GB" fo:font-weight="bold" style:font-size-asian="13pt" style:font-weight-asian="bold" style:font-size-complex="13pt"/>
    </style:style>
    <style:style style:name="P10" style:family="paragraph" style:parent-style-name="Standard">
      <style:text-properties fo:color="#ff3333" style:font-name="Helvetica" fo:font-size="15pt" fo:language="en" fo:country="GB" fo:font-weight="bold" style:font-size-asian="15pt" style:font-weight-asian="bold" style:font-size-complex="15pt"/>
    </style:style>
    <style:style style:name="P11" style:family="paragraph" style:parent-style-name="Standard">
      <style:text-properties fo:color="#000000" style:font-name="Helvetica" fo:font-size="15pt" fo:language="en" fo:country="GB" fo:font-weight="bold" style:font-size-asian="15pt" style:font-weight-asian="bold" style:font-size-complex="15pt"/>
    </style:style>
    <style:style style:name="P12" style:family="paragraph" style:parent-style-name="Standard">
      <style:paragraph-properties fo:margin-top="0cm" fo:margin-bottom="0.353cm"/>
    </style:style>
    <style:style style:name="P13" style:family="paragraph" style:parent-style-name="Standard">
      <style:paragraph-properties fo:margin-top="0cm" fo:margin-bottom="0.353cm"/>
      <style:text-properties fo:color="#800000" style:font-name="Helvetica" fo:language="en" fo:country="GB" fo:font-weight="bold" style:font-weight-asian="bold"/>
    </style:style>
    <style:style style:name="P14" style:family="paragraph" style:parent-style-name="Standard">
      <style:paragraph-properties fo:margin-top="0cm" fo:margin-bottom="0.353cm"/>
      <style:text-properties style:font-name="Helvetica" fo:language="en" fo:country="GB" fo:font-weight="bold" style:font-weight-asian="bold"/>
    </style:style>
    <style:style style:name="P15" style:family="paragraph" style:parent-style-name="Standard">
      <style:paragraph-properties fo:margin-top="0cm" fo:margin-bottom="0.353cm"/>
      <style:text-properties fo:color="#3333ff" style:font-name="Helvetica" fo:language="en" fo:country="GB" fo:font-weight="bold" style:font-weight-asian="bold"/>
    </style:style>
    <style:style style:name="P16" style:family="paragraph" style:parent-style-name="Standard">
      <style:paragraph-properties fo:margin-top="0cm" fo:margin-bottom="0.353cm"/>
      <style:text-properties fo:font-variant="normal" fo:text-transform="none" fo:color="#800000" style:font-name="Helvetica" fo:font-size="12pt" fo:letter-spacing="normal" fo:language="en" fo:country="GB" fo:font-style="normal"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master-page-name="Standard">
      <style:paragraph-properties style:page-number="auto"/>
      <style:text-properties fo:color="#000000" style:font-name="Helvetica" fo:font-size="15pt" fo:language="en" fo:country="GB" fo:font-weight="bold" style:font-size-asian="15pt" style:font-weight-asian="bold" style:font-size-complex="15pt"/>
    </style:style>
    <style:style style:name="P18" style:family="paragraph" style:parent-style-name="Standard" style:list-style-name="L1">
      <style:text-properties style:font-name="Helvetica" fo:language="en" fo:country="GB" fo:font-weight="bold" style:font-weight-asian="bold"/>
    </style:style>
    <style:style style:name="P19" style:family="paragraph" style:parent-style-name="Standard" style:list-style-name="L2">
      <style:text-properties style:font-name="Helvetica" fo:language="en" fo:country="GB" fo:font-weight="bold" style:font-weight-asian="bold"/>
    </style:style>
    <style:style style:name="P20" style:family="paragraph" style:parent-style-name="Standard" style:list-style-name="L3">
      <style:text-properties style:font-name="Helvetica" fo:language="en" fo:country="GB" fo:font-weight="bold" style:font-weight-asian="bold"/>
    </style:style>
    <style:style style:name="P21" style:family="paragraph" style:parent-style-name="Standard" style:list-style-name="L4">
      <style:text-properties style:font-name="Helvetica" fo:language="en" fo:country="GB" fo:font-weight="bold" style:font-weight-asian="bold"/>
    </style:style>
    <style:style style:name="P22" style:family="paragraph" style:parent-style-name="Standard" style:list-style-name="L5">
      <style:paragraph-properties fo:margin-top="0cm" fo:margin-bottom="0.353cm"/>
      <style:text-properties style:font-name="Helvetica" fo:language="en" fo:country="GB" fo:font-weight="bold" style:font-weight-asian="bold"/>
    </style:style>
    <style:style style:name="P23" style:family="paragraph" style:parent-style-name="Standard" style:list-style-name="L6">
      <style:paragraph-properties fo:margin-top="0cm" fo:margin-bottom="0.353cm"/>
    </style:style>
    <style:style style:name="P24" style:family="paragraph" style:parent-style-name="Standard" style:list-style-name="L7">
      <style:paragraph-properties fo:margin-top="0cm" fo:margin-bottom="0.353cm"/>
    </style:style>
    <style:style style:name="T1" style:family="text">
      <style:text-properties fo:font-variant="normal" fo:text-transform="none" fo:color="#000000" style:text-line-through-style="none" style:font-name="Helvetica" fo:font-size="12pt" fo:letter-spacing="normal" fo:font-style="normal" style:text-underline-style="none" fo:font-weight="bold" style:font-size-asian="12pt" style:font-style-asian="normal" style:font-weight-asian="bold" style:font-name-complex="Arial1" style:font-size-complex="12pt"/>
    </style:style>
    <style:style style:name="T2" style:family="text">
      <style:text-properties fo:font-variant="normal" fo:text-transform="none" fo:color="#000000" style:font-name="Helvetica" fo:font-size="12pt" fo:letter-spacing="normal" fo:font-style="normal" fo:font-weight="bold" style:font-size-asian="12pt" style:font-style-asian="normal" style:font-weight-asian="bold" style:font-name-complex="Motiva Sans" style:font-size-complex="12pt" style:font-weight-complex="bold"/>
    </style:style>
    <style:style style:name="T3"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style>
    <style:style style:name="T4"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Light" style:font-size-complex="12pt" style:font-weight-complex="normal"/>
    </style:style>
    <style:style style:name="T5" style:family="text">
      <style:text-properties fo:font-variant="normal" fo:text-transform="none" fo:color="#000000"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6" style:family="text">
      <style:text-properties fo:font-variant="normal" fo:text-transform="none" fo:color="#ffffff" style:font-name="Helvetica" fo:font-size="12pt" fo:letter-spacing="normal" fo:font-style="normal" fo:font-weight="normal" style:font-size-asian="12pt" style:font-style-asian="normal" style:font-weight-asian="normal" style:font-name-complex="Motiva Sans" style:font-size-complex="12pt" style:font-weight-complex="normal"/>
    </style:style>
    <style:style style:name="T7" style:family="text">
      <style:text-properties fo:font-variant="normal" fo:text-transform="none" fo:color="#800000" fo:font-size="12pt" fo:letter-spacing="normal" fo:font-style="normal" style:font-size-asian="12pt" style:font-size-complex="12pt"/>
    </style:style>
    <style:style style:name="T8" style:family="text">
      <style:text-properties fo:color="#000000" style:font-name="Helvetica" fo:font-size="12pt" fo:font-weight="bold" style:font-size-asian="12pt" style:font-weight-asian="bold" style:font-size-complex="12pt" style:font-weight-complex="bold"/>
    </style:style>
    <style:style style:name="T9" style:family="text">
      <style:text-properties fo:color="#000000" style:font-name="Helvetica" fo:font-size="12pt" fo:language="en" fo:country="GB" fo:font-weight="bold" style:font-size-asian="12pt" style:font-weight-asian="bold" style:font-size-complex="12pt"/>
    </style:style>
    <style:style style:name="T10" style:family="text">
      <style:text-properties fo:color="#000000" style:font-name="Helvetica" fo:font-size="12pt" fo:language="en" fo:country="GB" fo:font-weight="normal" style:font-size-asian="12pt" style:font-weight-asian="normal" style:font-size-complex="12pt" style:font-weight-complex="normal"/>
    </style:style>
    <style:style style:name="T11" style:family="text">
      <style:text-properties fo:color="#000000" style:font-name="Helvetica" fo:font-size="12pt" style:font-size-asian="12pt" style:font-size-complex="12pt"/>
    </style:style>
    <style:style style:name="T12" style:family="text">
      <style:text-properties fo:color="#000000" style:font-name="Helvetica" fo:font-size="12pt" fo:font-weight="normal" style:font-size-asian="12pt" style:font-weight-asian="normal" style:font-size-complex="12pt" style:font-weight-complex="normal"/>
    </style:style>
    <style:style style:name="T13" style:family="text">
      <style:text-properties style:font-name="Helvetica"/>
    </style:style>
    <style:style style:name="T14" style:family="text">
      <style:text-properties style:font-name="Helvetica" fo:font-size="12pt" fo:language="en" fo:country="GB" fo:font-weight="bold" style:font-size-asian="12pt" style:font-weight-asian="bold" style:font-size-complex="12pt"/>
    </style:style>
    <style:style style:name="T15" style:family="text">
      <style:text-properties style:font-name="Helvetica" fo:font-size="12pt" style:font-size-asian="12pt" style:font-size-complex="12pt"/>
    </style:style>
    <style:style style:name="T16" style:family="text">
      <style:text-properties style:font-name="Helvetica" fo:font-size="12pt" fo:font-weight="bold" style:font-size-asian="12pt" style:font-weight-asian="bold" style:font-size-complex="12pt" style:font-weight-complex="bold"/>
    </style:style>
    <style:style style:name="T17" style:family="text">
      <style:text-properties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1]- Total War - Multiplayer Version[/h1]</text:p>
      <text:p text:style-name="P11"/>
      <text:p text:style-name="P11"/>
      <text:p text:style-name="P11">[b]1.5.4 WAKING THE TIGER COMPATIBLE<text:tab/>[/b]</text:p>
      <text:p text:style-name="P11"/>
      <text:p text:style-name="P11">[h1]FIND US AT:[/h1]</text:p>
      <text:p text:style-name="P11"/>
      <text:p text:style-name="P11">https://discord.gg/QvbBCap</text:p>
      <text:p text:style-name="P11">Join us in our multiplayer games or just have a chat.</text:p>
      <text:p text:style-name="P11">We are always open to suggestions and critiques.</text:p>
      <text:p text:style-name="P11">Bug reporting is always appreciated!</text:p>
      <text:p text:style-name="P11"/>
      <text:p text:style-name="P11">[h1]OVERVIEW:[/h1]</text:p>
      <text:p text:style-name="P11"/>
      <text:p text:style-name="P11">Total War is a total overhaul mod that aims to provide a more complete and balanced 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 </text:p>
      <text:p text:style-name="P11"><text:s/></text:p>
      <text:p text:style-name="P11"/>
      <text:p text:style-name="P11">[h1]Features:[/h1]</text:p>
      <text:p text:style-name="P11">[list]</text:p>
      <text:p text:style-name="P11">[*]Balance in all things</text:p>
      <text:p text:style-name="P11">[*]Island Hopping Mechanic</text:p>
      <text:p text:style-name="P11"><text:soft-page-break/>[*]Unique speeches for most majors</text:p>
      <text:p text:style-name="P11">[*]Improvement of the AI on ALL levels</text:p>
      <text:p text:style-name="P11">[*]Reworked combat mechanics</text:p>
      <text:p text:style-name="P11">[*]Reworked map (although much of it not yet ported to 1.5)</text:p>
      <text:p text:style-name="P11">[*]100s of unique events</text:p>
      <text:p text:style-name="P11">[*]100s of unique leaders and national spirits</text:p>
      <text:p text:style-name="P11">[*]Decreased lag </text:p>
      <text:p text:style-name="P11">[*]Unique German, American and Soviet Armor trees</text:p>
      <text:p text:style-name="P11">[*]Unique British, American, German and Soviet Air trees</text:p>
      <text:p text:style-name="P11">[*]All equipment statistics reworked</text:p>
      <text:p text:style-name="P11">[*]Doctrines improved</text:p>
      <text:p text:style-name="P11">[*]New decisions for all the majors and expanded generic ones</text:p>
      <text:p text:style-name="P11">[*]UI improvements</text:p>
      <text:p text:style-name="P11">[*]More Straits</text:p>
      <text:p text:style-name="P11">[*]SS and Red Guards Divisions</text:p>
      <text:p text:style-name="P11">[*]And much more[/list]</text:p>
      <text:p text:style-name="P11"/>
      <text:p text:style-name="P11">[h1]New National Focus Trees for:[/h1]</text:p>
      <text:p text:style-name="P11">[list]</text:p>
      <text:p text:style-name="P11">[*]USA</text:p>
      <text:p text:style-name="P11">[*]UK</text:p>
      <text:p text:style-name="P11">[*]Germany</text:p>
      <text:p text:style-name="P11">[*]Italy</text:p>
      <text:p text:style-name="P11">[*]Soviet Union</text:p>
      <text:p text:style-name="P11">[*]Japan</text:p>
      <text:p text:style-name="P11">[*]France</text:p>
      <text:p text:style-name="P11">[*]China</text:p>
      <text:p text:style-name="P11">[*]PRC</text:p>
      <text:p text:style-name="P11">[*]And other minors[/list]</text:p>
      <text:p text:style-name="P11"/>
      <text:p text:style-name="P11"/>
      <text:p text:style-name="P11">[h1]Planned Additions for the up coming weeks:[/h1]</text:p>
      <text:p text:style-name="P11">[list]</text:p>
      <text:p text:style-name="P11">[*]Air and naval counter improvements</text:p>
      <text:p text:style-name="P11">[*]3D models for all majors and commonwealth(waiting for author permission)</text:p>
      <text:p text:style-name="P11">[*]Improvements to Paradox's focuses for minors (ROM, HUN have been already improved)</text:p>
      <text:p text:style-name="P11">[*]Unique tank statistics for USA, GER, SOV, Commonwealth (currently they have generic stats)</text:p>
      <text:p text:style-name="P11">[*]More polishing and UI improvements (feedback and bug reports are appreciated!)[/list]</text:p>
      <text:p text:style-name="P11"><text:soft-page-break/></text:p>
      <text:p text:style-name="P11"/>
      <text:p text:style-name="P11">[h1]Planned Additions for the next months (September most likely):[/h1]</text:p>
      <text:p text:style-name="P11">[list]</text:p>
      <text:p text:style-name="P11">[*]Expansion of current focus trees into later stages of the war</text:p>
      <text:p text:style-name="P11">[*]Total Asia Rework</text:p>
      <text:p text:style-name="P11">[*]Republic of Salò and Italian capitulation mechanic[/list]</text:p>
      <text:p text:style-name="P11"/>
      <text:p text:style-name="P11"/>
      <text:p text:style-name="P11">[h1]Authors' Note:[/h1]</text:p>
      <text:p text:style-name="P11">[list]</text:p>
      <text:p text:style-name="P11">[*]This mod is the result of months of playtesting <text:s/>and even though it's not done yet we consider the mod in a pretty good state. After summer we'll have more time to work on it and hopefully complete it.</text:p>
      <text:p text:style-name="P11">[*]DLCs are not required but we use Paradox's focuses for many minors so in order to have the best experience the DLCs are necessary (In multiplayer only the host is required to own them).[/list]</text:p>
      <text:p text:style-name="P11"/>
      <text:p text:style-name="P11">[h1]WANT TO JOIN US?[/h1]</text:p>
      <text:p text:style-name="P11"/>
      <text:p text:style-name="P11">All help is welcome, feel free to message any of us on steam of better yet discord.</text:p>
      <text:p text:style-name="P11"/>
      <text:p text:style-name="P11">[b]*DISCLAIMER: Total War MP is NOT A REALISM MOD. We will consider historical accuracy when it benefits gameplay.</text:p>
      <text:p text:style-name="P11">Use the NATO Counters to play this mod<text:tab/>[/b]</text:p>
      <text:p text:style-name="P11"/>
      <text:p text:style-name="P11">[h1]Credits (mods included):<text:tab/>[/h1]</text:p>
      <text:p text:style-name="P11">[list]</text:p>
      <text:p text:style-name="P11">[*]Total War: <text:s/>https://steamcommunity.com/sharedfiles/filedetails/?id=806209426&amp;searchtext=</text:p>
      <text:p text:style-name="P11"/>
      <text:p text:style-name="P11">[*]Machotacoman https://steamcommunity.com/sharedfiles/filedetails/?id=1254897329 ( BlackICE submod: Immersive Equipment )</text:p>
      <text:p text:style-name="P11"/>
      <text:p text:style-name="P11">[*]Wunderwaffle https://steamcommunity.com/sharedfiles/filedetails/?id=1094354980&amp;searchtext=ww+map%2B <text:s/>(WW's Map+ Ironman )</text:p>
      <text:p text:style-name="P11"><text:soft-page-break/><text:s text:c="11"/>https://steamcommunity.com/sharedfiles/filedetails/?id=1364971843 ( WW's <text:s text:c="8"/>Buttons+ )</text:p>
      <text:p text:style-name="P11"/>
      <text:p text:style-name="P11">[*]vpl300 <text:s/>https://steamcommunity.com/sharedfiles/filedetails/?id=1340422660&amp;searchtext=speeches <text:s/>( Decisions: Speeches Audio )</text:p>
      <text:p text:style-name="P11"/>
      <text:p text:style-name="P11">[*]mpu.daemos https://steamcommunity.com/sharedfiles/filedetails/?id=1331463215&amp;searchtext=counters ( MPU Theatre Icons - NATO like counters )</text:p>
      <text:p text:style-name="P11"/>
      <text:p text:style-name="P11">[*]Blackice Mod team https://steamcommunity.com/sharedfiles/filedetails/?id=1137372539&amp;searchtext=blackice ( </text:p>
      <text:p text:style-name="P11"/>
      <text:p text:style-name="P11">BlackICE Historical Immersion Mod )</text:p>
      <text:p text:style-name="P11"/>
      <text:p text:style-name="P11">[*]Steffen https://steamcommunity.com/sharedfiles/filedetails/?id=699686998&amp;searchtext=better+terrain ( better terrain view )</text:p>
      <text:p text:style-name="P11"/>
      <text:p text:style-name="P11">[*]Cherio https://steamcommunity.com/sharedfiles/filedetails/?id=1393337716&amp;searchtext=better+air <text:s/>( Better Air Wing Deployment )[/list]</text:p>
      <text:p text:style-name="P11"/>
      <text:p text:style-name="P11"/>
      <text:p text:style-name="P11"/>
      <text:p text:style-name="P11"/>
      <text:p text:style-name="P10"/>
      <text:p text:style-name="P10"/>
      <text:p text:style-name="P10"/>
      <text:p text:style-name="P10">-Total War – Multiplayer Version</text:p>
      <text:p text:style-name="P6"/>
      <text:p text:style-name="P6"/>
      <text:p text:style-name="P6">1.5.4 WAKING THE TIGER COMPATIBLE</text:p>
      <text:p text:style-name="P6"/>
      <text:p text:style-name="P3">FIND US AT:</text:p>
      <text:p text:style-name="P2"/>
      <text:p text:style-name="P1"><text:a xlink:type="simple" xlink:href="https://discord.gg/QvbBCap" text:style-name="Internet_20_link" text:visited-style-name="Visited_20_Internet_20_Link"><text:span text:style-name="T13">https://discord.gg/QvbBCap</text:span></text:a></text:p>
      <text:p text:style-name="P7">Join us in our multiplayer games or just have <text:s/>chat.</text:p>
      <text:p text:style-name="P7">We are always open to suggestions and critiques.</text:p>
      <text:p text:style-name="P7">Bug reporting is always appreciated!</text:p>
      <text:p text:style-name="P6"/>
      <text:p text:style-name="P3">OVERVIEW:</text:p>
      <text:p text:style-name="P3"><text:soft-page-break/></text:p>
      <text:p text:style-name="P4"><text:span text:style-name="T17">Total War is a total overhaul mod that aims to provide a more complete and balanced </text:span><text:span text:style-name="T17">experience of World War 2 without overcomplicating or compromising balance for gameplay purposes. This particular version is intended for multiplayer, but works perfectly well in single-player nonetheless, as a matter of fact it still contains all AI improvements that the single-player version has. As an overview this version of Total War contains features that improve the MP playability, changes that would otherwise compromise the AI and make it too inefficient. This standalone multiplayer version of the Total War mod focuses on the player’s experience against other players and it strives to have great gameplay while keeping the historical accuracy as high as possible. Total War includes unique tech trees (aircraft and armour) and unique focus trees for these majors to ensure that you are massively immersed whilst playing your country of choosing. The entire mod in a whole has been rebalanced, so industry does not for example snowball and to get a large standing army is incredibly difficult. The unit that you have on the field are very precious in the early-mid game and it is not until later on in the game that the full industrial capacity of nations is unlocked. The game aims to make the Axis strong in the early early-mid game and give the Allies and the Comintern the advantage towards the later parts of the game.</text:span> </text:p>
      <text:p text:style-name="P5"><text:s/></text:p>
      <text:p text:style-name="P6"/>
      <text:p text:style-name="P8">Features:</text:p>
      <text:p text:style-name="P6"/>
      <text:list xml:id="list6359043050868691629" text:style-name="L1">
        <text:list-item>
          <text:p text:style-name="P18">Balance in all things</text:p>
        </text:list-item>
        <text:list-item>
          <text:p text:style-name="P18">Island Hopping Mechanic</text:p>
        </text:list-item>
        <text:list-item>
          <text:p text:style-name="P18">Unique speeches for most majors</text:p>
        </text:list-item>
        <text:list-item>
          <text:p text:style-name="P18">Improvement of the AI on ALL levels</text:p>
        </text:list-item>
        <text:list-item>
          <text:p text:style-name="P18">Reworked combat mechanics</text:p>
        </text:list-item>
        <text:list-item>
          <text:p text:style-name="P18">Reworked map (although much of it not yet ported to 1.5)</text:p>
        </text:list-item>
        <text:list-item>
          <text:p text:style-name="P18">100s of unique events</text:p>
        </text:list-item>
        <text:list-item>
          <text:p text:style-name="P18">100s of unique leaders and national spirits</text:p>
        </text:list-item>
        <text:list-item>
          <text:p text:style-name="P18">Decreased lag </text:p>
        </text:list-item>
        <text:list-item>
          <text:p text:style-name="P18">Unique German, American and Soviet Armor trees</text:p>
        </text:list-item>
        <text:list-item>
          <text:p text:style-name="P18">Unique British, American, German and Soviet Air trees</text:p>
        </text:list-item>
        <text:list-item>
          <text:p text:style-name="P18">All equipment statistics reworked</text:p>
        </text:list-item>
        <text:list-item>
          <text:p text:style-name="P18">Doctrines improved</text:p>
        </text:list-item>
        <text:list-item>
          <text:p text:style-name="P18">New decisions for all the majors and expanded generic ones</text:p>
        </text:list-item>
        <text:list-item>
          <text:p text:style-name="P18">UI improvements</text:p>
        </text:list-item>
        <text:list-item>
          <text:p text:style-name="P18">More Straits</text:p>
        </text:list-item>
        <text:list-item>
          <text:p text:style-name="P18">SS and Red Guards Divisions</text:p>
        </text:list-item>
        <text:list-item>
          <text:p text:style-name="P18">And much more</text:p>
        </text:list-item>
      </text:list>
      <text:p text:style-name="P6"/>
      <text:p text:style-name="P8">New National Focus Trees for:</text:p>
      <text:list xml:id="list8945041839804236720" text:style-name="L2">
        <text:list-item>
          <text:p text:style-name="P19">USA</text:p>
        </text:list-item>
        <text:list-item>
          <text:p text:style-name="P19">UK</text:p>
        </text:list-item>
        <text:list-item>
          <text:p text:style-name="P19">Germany</text:p>
        </text:list-item>
        <text:list-item>
          <text:p text:style-name="P19">Italy</text:p>
        </text:list-item>
        <text:list-item>
          <text:p text:style-name="P19">Soviet Union</text:p>
        </text:list-item>
        <text:list-item>
          <text:p text:style-name="P19">Japan</text:p>
        </text:list-item>
        <text:list-item>
          <text:p text:style-name="P19">France</text:p>
        </text:list-item>
        <text:list-item>
          <text:p text:style-name="P19">China</text:p>
        </text:list-item>
        <text:list-item>
          <text:p text:style-name="P19"><text:soft-page-break/>PRC</text:p>
        </text:list-item>
        <text:list-item>
          <text:p text:style-name="P19">And other minors</text:p>
        </text:list-item>
      </text:list>
      <text:p text:style-name="P6"/>
      <text:p text:style-name="P6"/>
      <text:p text:style-name="P8">Planned Additions for the up coming weeks:</text:p>
      <text:p text:style-name="P6"/>
      <text:list xml:id="list1908163112068568593" text:style-name="L3">
        <text:list-item>
          <text:p text:style-name="P20">Air and naval counter improvements</text:p>
        </text:list-item>
        <text:list-item>
          <text:p text:style-name="P20">3D models for all majors and commonwealth(waiting for author permission)</text:p>
        </text:list-item>
        <text:list-item>
          <text:p text:style-name="P20">Improvements to Paradox's focuses for minors (ROM, HUN have been already improved)</text:p>
        </text:list-item>
        <text:list-item>
          <text:p text:style-name="P20">Unique tank statistics for USA, GER, SOV, Commonwealth (currently they have generic stats)</text:p>
        </text:list-item>
        <text:list-item>
          <text:p text:style-name="P20">More polishing and UI improvements (feedback and bug reports are appreciated!)</text:p>
        </text:list-item>
      </text:list>
      <text:p text:style-name="P6"/>
      <text:p text:style-name="P6"/>
      <text:p text:style-name="P8">Planned Additions for the next months (September most likely):</text:p>
      <text:p text:style-name="P6"/>
      <text:list xml:id="list7641420172941754197" text:style-name="L4">
        <text:list-item>
          <text:p text:style-name="P21">Expansion of current focus trees into later stages of the war</text:p>
        </text:list-item>
        <text:list-item>
          <text:p text:style-name="P21">Total Asia Rework</text:p>
        </text:list-item>
        <text:list-item>
          <text:p text:style-name="P21">Republic of Salò and Italian capitulation mechanic</text:p>
        </text:list-item>
      </text:list>
      <text:p text:style-name="P6"/>
      <text:p text:style-name="P9">Authors' Note:</text:p>
      <text:list xml:id="list8559327820035539626" text:style-name="L5">
        <text:list-header>
          <text:p text:style-name="P22"/>
        </text:list-header>
        <text:list-item>
          <text:p text:style-name="P22">This mod is the result of months of playtesting <text:s/>and even though it's not done yet we consider the mod in a pretty good state. After summer we'll have more time to work on it and hopefully complete it.</text:p>
        </text:list-item>
        <text:list-item>
          <text:p text:style-name="P22">DLCs are not required but we use Paradox's focuses for many minors so in order to have the best experience the DLCs are necessary (In multiplayer only the host is required to own them).</text:p>
        </text:list-item>
      </text:list>
      <text:p text:style-name="P15">WANT TO JOIN US?</text:p>
      <text:p text:style-name="P14">All help is welcome, feel free to message any of us on steam of better yet discord.</text:p>
      <text:p text:style-name="P14"><text:line-break/><text:span text:style-name="T7">*DISCLAIMER: Total War MP is NOT A REALISM MOD. We will consider historical accuracy when it benefits gameplay.</text:span></text:p>
      <text:p text:style-name="P16">Use the NATO Counters to play this mod</text:p>
      <text:p text:style-name="P13">Credits (mods included):</text:p>
      <text:list xml:id="list537146502673330995" text:style-name="L6">
        <text:list-item>
          <text:p text:style-name="P23"><text:span text:style-name="T9">Total War: <text:s/></text:span><text:a xlink:type="simple" xlink:href="https://steamcommunity.com/sharedfiles/filedetails/?id=806209426&amp;searchtext" text:style-name="Internet_20_link" text:visited-style-name="Visited_20_Internet_20_Link">https://steamcommunity.com/sharedfiles/filedetails/?id=806209426&amp;searchtext</text:a><text:span text:style-name="T10">=</text:span></text:p>
        </text:list-item>
        <text:list-item>
          <text:p text:style-name="P23"><text:span text:style-name="T14">Machotacoman <text:s/></text:span><text:a xlink:type="simple" xlink:href="https://steamcommunity.com/sharedfiles/filedetails/?id=1254897329" text:style-name="Internet_20_link" text:visited-style-name="Visited_20_Internet_20_Link"><text:span text:style-name="Internet_20_link"><text:span text:style-name="T14">https://steamcommunity.com/sharedfiles/filedetails/?id=1254897329</text:span></text:span></text:a><text:span text:style-name="T14"> ( </text:span><text:span text:style-name="T3">BlackICE submod: Immersive Equipment</text:span><text:span text:style-name="T15"> )</text:span></text:p>
        </text:list-item>
        <text:list-item>
          <text:p text:style-name="P23"><text:a xlink:type="simple" xlink:href="https://steamcommunity.com/profiles/76561198303096813/myworkshopfiles/?appid=394360" text:style-name="Internet_20_link" text:visited-style-name="Visited_20_Internet_20_Link"><text:span text:style-name="Internet_20_link"><text:span text:style-name="T1">Wunderwaffle</text:span></text:span></text:a><text:span text:style-name="T15"> </text:span><text:a xlink:type="simple" xlink:href="https://steamcommunity.com/sharedfiles/filedetails/?id=1094354980&amp;searchtext=ww+map%2B" text:style-name="Internet_20_link" text:visited-style-name="Visited_20_Internet_20_Link"><text:span text:style-name="Internet_20_link"><text:span text:style-name="T15">https://steamcommunity.com/sharedfiles/filedetails/?id=1094354980&amp;searchtext=ww+map%2B</text:span></text:span></text:a><text:span text:style-name="T15"> <text:s/>(</text:span><text:span text:style-name="T3">WW's Map+ Ironman</text:span><text:span text:style-name="T11"> )</text:span></text:p>
        </text:list-item>
      </text:list>
      <text:p text:style-name="P12"><text:soft-page-break/><text:span text:style-name="T15"><text:s text:c="11"/></text:span><text:a xlink:type="simple" xlink:href="https://steamcommunity.com/sharedfiles/filedetails/?id=1364971843" text:style-name="Internet_20_link" text:visited-style-name="Visited_20_Internet_20_Link"><text:span text:style-name="Internet_20_link"><text:span text:style-name="T15">https://steamcommunity.com/sharedfiles/filedetails/?id=1364971843</text:span></text:span></text:a><text:span text:style-name="T15"> ( </text:span><text:span text:style-name="T3">WW's <text:s text:c="8"/>Buttons+</text:span><text:span text:style-name="T11"> )</text:span></text:p>
      <text:list xml:id="list7918110359247070912" text:style-name="L7">
        <text:list-item>
          <text:p text:style-name="P24"><text:a xlink:type="simple" xlink:href="https://steamcommunity.com/profiles/76561198140517408/myworkshopfiles/?appid=394360" text:style-name="Internet_20_link" text:visited-style-name="Visited_20_Internet_20_Link"><text:span text:style-name="Internet_20_link"><text:span text:style-name="T1">vpl300</text:span></text:span></text:a><text:span text:style-name="T15"> <text:s/></text:span><text:a xlink:type="simple" xlink:href="https://steamcommunity.com/sharedfiles/filedetails/?id=1340422660&amp;searchtext=speeches" text:style-name="Internet_20_link" text:visited-style-name="Visited_20_Internet_20_Link"><text:span text:style-name="Internet_20_link"><text:span text:style-name="T15">https://steamcommunity.com/sharedfiles/filedetails/?id=1340422660&amp;searchtext=speeches</text:span></text:span></text:a><text:span text:style-name="T15"> <text:s/>( </text:span><text:span text:style-name="T3">Decisions: Speeches Audio</text:span><text:span text:style-name="T11"> )</text:span></text:p>
        </text:list-item>
        <text:list-item>
          <text:p text:style-name="P24"><text:span text:style-name="T2">mpu.daemos</text:span><text:span text:style-name="T11"> </text:span><text:a xlink:type="simple" xlink:href="https://steamcommunity.com/sharedfiles/filedetails/?id=1331463215&amp;searchtext=counters" text:style-name="Internet_20_link" text:visited-style-name="Visited_20_Internet_20_Link"><text:span text:style-name="Internet_20_link"><text:span text:style-name="T11">https://steamcommunity.com/sharedfiles/filedetails/?id=1331463215&amp;searchtext=counters</text:span></text:span></text:a><text:span text:style-name="T11"> ( </text:span><text:span text:style-name="T3">MPU Theatre Icons - NATO like counters</text:span><text:span text:style-name="T11"> )</text:span></text:p>
        </text:list-item>
        <text:list-item>
          <text:p text:style-name="P24"><text:span text:style-name="T16">Blackice Mod team</text:span><text:span text:style-name="T15"> </text:span><text:a xlink:type="simple" xlink:href="https://steamcommunity.com/sharedfiles/filedetails/?id=1137372539&amp;searchtext=blackice" text:style-name="Internet_20_link" text:visited-style-name="Visited_20_Internet_20_Link"><text:span text:style-name="Internet_20_link"><text:span text:style-name="T15">https://steamcommunity.com/sharedfiles/filedetails/?id=1137372539&amp;searchtext=blackice</text:span></text:span></text:a><text:span text:style-name="T15"> ( </text:span><text:span text:style-name="T3">BlackICE Historical Immersion Mod</text:span><text:span text:style-name="T11"> )</text:span></text:p>
        </text:list-item>
        <text:list-item>
          <text:p text:style-name="P24"><text:span text:style-name="T8">Steffen</text:span><text:span text:style-name="T11"> </text:span><text:a xlink:type="simple" xlink:href="https://steamcommunity.com/sharedfiles/filedetails/?id=699686998&amp;searchtext=better+terrai" text:style-name="Internet_20_link" text:visited-style-name="Visited_20_Internet_20_Link"><text:span text:style-name="Internet_20_link">https://steamcommunity.com/sharedfiles/filedetails/?id=699686998&amp;searchtext=better+terrai</text:span></text:a><text:a xlink:type="simple" xlink:href="https://steamcommunity.com/sharedfiles/filedetails/?id=699686998&amp;searchtext=better+terrain" text:style-name="Internet_20_link" text:visited-style-name="Visited_20_Internet_20_Link"><text:span text:style-name="Internet_20_link">n</text:span></text:a><text:span text:style-name="T11"> </text:span><text:span text:style-name="T12">( </text:span><text:span text:style-name="T5">better terrain view )</text:span></text:p>
        </text:list-item>
        <text:list-item>
          <text:p text:style-name="P24"><text:span text:style-name="T2">Cherio</text:span><text:span text:style-name="T6"> </text:span><text:a xlink:type="simple" xlink:href="https://steamcommunity.com/sharedfiles/filedetails/?id=1393337716&amp;searchtext=better+air" text:style-name="Internet_20_link" text:visited-style-name="Visited_20_Internet_20_Link"><text:span text:style-name="Internet_20_link"><text:span text:style-name="T5">https://steamcommunity.com/sharedfiles/filedetails/?id=1393337716&amp;searchtext=better+air</text:span></text:span></text:a><text:span text:style-name="T5"> <text:s/>( </text:span><text:span text:style-name="T4">Better Air Wing Deployment</text:span><text:span text:style-name="T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otiva Sans Light" svg:font-family="'Motiva Sans Light', Arial"/>
    <style:font-face style:name="Motiva Sans" svg:font-family="'Motiva Sans', sans-serif"/>
    <style:font-face style:name="OpenSymbol" svg:font-family="OpenSymbol"/>
    <style:font-face style:name="Tahoma1" svg:font-family="Tahoma"/>
    <style:font-face style:name="Courier New" svg:font-family="'Courier New'" style:font-family-generic="modern"/>
    <style:font-face style:name="Arial1" svg:font-family="Arial, 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3z0" style:family="text">
      <style:text-properties fo:font-variant="normal" fo:text-transform="none" fo:color="#000000" style:font-name="Courier New" fo:font-size="10pt"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fo:font-variant="normal" fo:text-transform="none" fo:color="#000000" style:font-name="Courier New" fo:font-size="10pt"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8M41S</meta:editing-duration>
    <meta:editing-cycles>14</meta:editing-cycles>
    <meta:generator>OpenOffice/4.1.3$Win32 OpenOffice.org_project/413m1$Build-9783</meta:generator>
    <dc:date>2018-07-14T15:31:03.54</dc:date>
    <dc:creator>Samuele Landini</dc:creator>
    <meta:document-statistic meta:table-count="0" meta:image-count="0" meta:object-count="0" meta:page-count="7" meta:paragraph-count="141" meta:word-count="1379" meta:character-count="9689"/>
    <meta:user-defined meta:name="Info 1"/>
    <meta:user-defined meta:name="Info 2"/>
    <meta:user-defined meta:name="Info 3"/>
    <meta:user-defined meta:name="Info 4"/>
  </office:meta>
</office:document-meta>
</file>